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 fo:background-color="transparent">
        <style:background-image/>
      </style:table-properties>
    </style:style>
    <style:style style:name="Tabla1.A" style:family="table-column">
      <style:table-column-properties style:column-width="6.424cm" style:rel-column-width="16383*"/>
    </style:style>
    <style:style style:name="Tabla1.D" style:family="table-column">
      <style:table-column-properties style:column-width="6.426cm" style:rel-column-width="16386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dbb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7cm" table:align="margins" fo:background-color="transparent">
        <style:background-image/>
      </style:table-properties>
    </style:style>
    <style:style style:name="Tabla3.A" style:family="table-column">
      <style:table-column-properties style:column-width="6.424cm" style:rel-column-width="16383*"/>
    </style:style>
    <style:style style:name="Tabla3.D" style:family="table-column">
      <style:table-column-properties style:column-width="6.426cm" style:rel-column-width="16386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ffdbb6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5.7cm" table:align="margins" fo:background-color="transparent">
        <style:background-image/>
      </style:table-properties>
    </style:style>
    <style:style style:name="Tabla7.A" style:family="table-column">
      <style:table-column-properties style:column-width="6.424cm" style:rel-column-width="16383*"/>
    </style:style>
    <style:style style:name="Tabla7.D" style:family="table-column">
      <style:table-column-properties style:column-width="6.426cm" style:rel-column-width="16386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ffdbb6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7cm" table:align="margins" fo:background-color="transparent">
        <style:background-image/>
      </style:table-properties>
    </style:style>
    <style:style style:name="Tabla2.A" style:family="table-column">
      <style:table-column-properties style:column-width="6.424cm" style:rel-column-width="16383*"/>
    </style:style>
    <style:style style:name="Tabla2.D" style:family="table-column">
      <style:table-column-properties style:column-width="6.426cm" style:rel-column-width="1638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ffdbb6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5.7cm" table:align="margins" fo:background-color="transparent">
        <style:background-image/>
      </style:table-properties>
    </style:style>
    <style:style style:name="Tabla6.A" style:family="table-column">
      <style:table-column-properties style:column-width="6.424cm" style:rel-column-width="16383*"/>
    </style:style>
    <style:style style:name="Tabla6.D" style:family="table-column">
      <style:table-column-properties style:column-width="6.426cm" style:rel-column-width="16386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ffdbb6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5.7cm" table:align="margins" fo:background-color="transparent">
        <style:background-image/>
      </style:table-properties>
    </style:style>
    <style:style style:name="Tabla5.A" style:family="table-column">
      <style:table-column-properties style:column-width="6.424cm" style:rel-column-width="16383*"/>
    </style:style>
    <style:style style:name="Tabla5.D" style:family="table-column">
      <style:table-column-properties style:column-width="6.426cm" style:rel-column-width="16386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ffdbb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5.7cm" table:align="margins" fo:background-color="transparent">
        <style:background-image/>
      </style:table-properties>
    </style:style>
    <style:style style:name="Tabla4.A" style:family="table-column">
      <style:table-column-properties style:column-width="6.424cm" style:rel-column-width="16383*"/>
    </style:style>
    <style:style style:name="Tabla4.D" style:family="table-column">
      <style:table-column-properties style:column-width="6.426cm" style:rel-column-width="16386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ffdbb6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dee7e5"/>
      <style:paragraph-properties fo:margin-top="0cm" fo:margin-bottom="0.199cm" style:contextual-spacing="false" fo:line-height="115%" fo:text-align="center" style:justify-single-word="false" fo:background-color="#dee7e5" fo:padding="0.049cm" fo:border="0.06pt solid #000000"/>
      <style:text-properties style:font-name="Tahoma" fo:font-weight="bold" officeooo:rsid="001a9106" officeooo:paragraph-rsid="0054e81b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officeooo:paragraph-rsid="00304d95"/>
    </style:style>
    <style:style style:name="P3" style:family="paragraph" style:parent-style-name="Table_20_Contents">
      <style:paragraph-properties fo:text-align="justify" style:justify-single-word="false"/>
      <style:text-properties officeooo:paragraph-rsid="00342aa4"/>
    </style:style>
    <style:style style:name="P4" style:family="paragraph" style:parent-style-name="Table_20_Contents">
      <style:paragraph-properties fo:text-align="justify" style:justify-single-word="false"/>
      <style:text-properties officeooo:paragraph-rsid="00449371"/>
    </style:style>
    <style:style style:name="P5" style:family="paragraph" style:parent-style-name="Table_20_Contents">
      <style:paragraph-properties fo:text-align="justify" style:justify-single-word="false"/>
      <style:text-properties officeooo:paragraph-rsid="004d5241"/>
    </style:style>
    <style:style style:name="P6" style:family="paragraph" style:parent-style-name="Table_20_Contents">
      <style:paragraph-properties fo:text-align="justify" style:justify-single-word="false"/>
      <style:text-properties officeooo:paragraph-rsid="00574b70"/>
    </style:style>
    <style:style style:name="P7" style:family="paragraph" style:parent-style-name="Table_20_Contents">
      <style:paragraph-properties fo:text-align="justify" style:justify-single-word="false"/>
      <style:text-properties style:font-name="Tahoma" fo:font-size="6pt" officeooo:paragraph-rsid="002df4c6" style:font-size-asian="6pt" style:font-size-complex="6pt"/>
    </style:style>
    <style:style style:name="P8" style:family="paragraph" style:parent-style-name="Table_20_Contents">
      <style:paragraph-properties fo:text-align="justify" style:justify-single-word="false"/>
      <style:text-properties style:font-name="Tahoma" fo:font-size="6pt" officeooo:paragraph-rsid="00449371" style:font-size-asian="6pt" style:font-size-complex="6pt"/>
    </style:style>
    <style:style style:name="P9" style:family="paragraph" style:parent-style-name="Table_20_Contents">
      <style:paragraph-properties fo:text-align="justify" style:justify-single-word="false"/>
      <style:text-properties style:font-name="Tahoma" fo:font-size="6pt" officeooo:paragraph-rsid="004d5241" style:font-size-asian="6pt" style:font-size-complex="6pt"/>
    </style:style>
    <style:style style:name="P10" style:family="paragraph" style:parent-style-name="Table_20_Contents">
      <style:paragraph-properties fo:text-align="justify" style:justify-single-word="false"/>
      <style:text-properties style:font-name="Tahoma" fo:font-size="6pt" officeooo:paragraph-rsid="00574b70" style:font-size-asian="6pt" style:font-size-complex="6pt"/>
    </style:style>
    <style:style style:name="P11" style:family="paragraph" style:parent-style-name="Table_20_Contents">
      <style:paragraph-properties fo:text-align="justify" style:justify-single-word="false"/>
      <style:text-properties style:font-name="Tahoma" fo:font-size="6pt" officeooo:rsid="00304d95" officeooo:paragraph-rsid="00304d95" style:font-size-asian="6pt" style:font-size-complex="6pt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size="6pt" officeooo:rsid="00304d95" officeooo:paragraph-rsid="00574b70" style:font-size-asian="6pt" style:font-size-complex="6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6pt" officeooo:rsid="00322ff0" officeooo:paragraph-rsid="00574b70" style:font-size-asian="6pt" style:font-size-complex="6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6pt" officeooo:rsid="0032fe78" officeooo:paragraph-rsid="00449371" style:font-size-asian="6pt" style:font-size-complex="6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6pt" officeooo:rsid="0032fe78" officeooo:paragraph-rsid="00574b70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font-name="Tahoma" fo:font-size="6pt" officeooo:rsid="0033c873" officeooo:paragraph-rsid="00449371" style:font-size-asian="6pt" style:font-size-complex="6pt"/>
    </style:style>
    <style:style style:name="P17" style:family="paragraph" style:parent-style-name="Table_20_Contents">
      <style:paragraph-properties fo:text-align="justify" style:justify-single-word="false"/>
      <style:text-properties style:font-name="Tahoma" fo:font-size="6pt" officeooo:rsid="00342aa4" officeooo:paragraph-rsid="00342aa4" style:font-size-asian="6pt" style:font-size-complex="6pt"/>
    </style:style>
    <style:style style:name="P18" style:family="paragraph" style:parent-style-name="Table_20_Contents">
      <style:paragraph-properties fo:text-align="justify" style:justify-single-word="false"/>
      <style:text-properties style:font-name="Tahoma" fo:font-size="6pt" officeooo:rsid="00342aa4" officeooo:paragraph-rsid="00449371" style:font-size-asian="6pt" style:font-size-complex="6pt"/>
    </style:style>
    <style:style style:name="P19" style:family="paragraph" style:parent-style-name="Table_20_Contents">
      <style:paragraph-properties fo:text-align="justify" style:justify-single-word="false"/>
      <style:text-properties style:font-name="Tahoma" fo:font-size="6pt" officeooo:rsid="00342aa4" officeooo:paragraph-rsid="00358645" style:font-size-asian="6pt" style:font-size-complex="6pt"/>
    </style:style>
    <style:style style:name="P20" style:family="paragraph" style:parent-style-name="Table_20_Contents">
      <style:paragraph-properties fo:text-align="justify" style:justify-single-word="false"/>
      <style:text-properties style:font-name="Tahoma" fo:font-size="6pt" officeooo:rsid="00390a9a" officeooo:paragraph-rsid="00574b70" style:font-size-asian="6pt" style:font-size-complex="6pt"/>
    </style:style>
    <style:style style:name="P21" style:family="paragraph" style:parent-style-name="Table_20_Contents">
      <style:paragraph-properties fo:text-align="justify" style:justify-single-word="false"/>
      <style:text-properties style:font-name="Tahoma" fo:font-size="6pt" officeooo:rsid="003b08b8" officeooo:paragraph-rsid="00574b70" style:font-size-asian="6pt" style:font-size-complex="6pt"/>
    </style:style>
    <style:style style:name="P22" style:family="paragraph" style:parent-style-name="Table_20_Contents">
      <style:paragraph-properties fo:text-align="justify" style:justify-single-word="false"/>
      <style:text-properties style:font-name="Tahoma" fo:font-size="6pt" officeooo:rsid="003e102e" officeooo:paragraph-rsid="00449371" style:font-size-asian="6pt" style:font-size-complex="6pt"/>
    </style:style>
    <style:style style:name="P23" style:family="paragraph" style:parent-style-name="Table_20_Contents">
      <style:paragraph-properties fo:text-align="justify" style:justify-single-word="false"/>
      <style:text-properties style:font-name="Tahoma" fo:font-size="6pt" officeooo:rsid="0034d732" officeooo:paragraph-rsid="00342aa4" style:font-size-asian="6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style:font-name="Tahoma" fo:font-size="6pt" officeooo:rsid="004619ff" officeooo:paragraph-rsid="004619ff" style:font-size-asian="6pt" style:font-size-complex="6pt"/>
    </style:style>
    <style:style style:name="P25" style:family="paragraph" style:parent-style-name="Table_20_Contents">
      <style:paragraph-properties fo:text-align="justify" style:justify-single-word="false"/>
      <style:text-properties style:font-name="Tahoma" fo:font-size="6pt" officeooo:rsid="002f5f0b" officeooo:paragraph-rsid="00449371" style:font-size-asian="6pt" style:font-size-complex="6pt"/>
    </style:style>
    <style:style style:name="P26" style:family="paragraph" style:parent-style-name="Table_20_Contents">
      <style:paragraph-properties fo:text-align="justify" style:justify-single-word="false"/>
      <style:text-properties style:font-name="Tahoma" fo:font-size="6pt" officeooo:rsid="00342aa4" officeooo:paragraph-rsid="00342aa4" fo:background-color="#d4ea6b" style:font-size-asian="6pt" style:font-size-complex="6pt"/>
    </style:style>
    <style:style style:name="P27" style:family="paragraph" style:parent-style-name="Table_20_Contents">
      <style:paragraph-properties fo:text-align="justify" style:justify-single-word="false"/>
      <style:text-properties style:font-name="Tahoma" fo:font-size="6pt" officeooo:rsid="00342aa4" officeooo:paragraph-rsid="00358645" fo:background-color="#d4ea6b" style:font-size-asian="6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Tahoma" fo:font-size="6pt" officeooo:paragraph-rsid="004d5241" fo:background-color="#d4ea6b" style:font-size-asian="6pt" style:font-size-complex="6pt"/>
    </style:style>
    <style:style style:name="P29" style:family="paragraph" style:parent-style-name="Table_20_Contents">
      <style:paragraph-properties fo:text-align="justify" style:justify-single-word="false"/>
      <style:text-properties style:font-name="Tahoma" fo:font-size="6pt" officeooo:paragraph-rsid="00574b70" fo:background-color="#d4ea6b" style:font-size-asian="6pt" style:font-size-complex="6pt"/>
    </style:style>
    <style:style style:name="P30" style:family="paragraph" style:parent-style-name="Table_20_Contents">
      <style:paragraph-properties fo:text-align="justify" style:justify-single-word="false"/>
      <style:text-properties style:font-name="Tahoma" fo:font-size="6pt" fo:font-weight="normal" officeooo:rsid="003c5b3e" officeooo:paragraph-rsid="00574b70" fo:background-color="#d4ea6b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Tahoma" fo:font-size="6pt" fo:font-weight="normal" officeooo:rsid="003e102e" officeooo:paragraph-rsid="00449371" fo:background-color="#d4ea6b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Tahoma" fo:font-size="6pt" fo:font-weight="normal" officeooo:rsid="003e4ac5" officeooo:paragraph-rsid="00449371" fo:background-color="#d4ea6b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Tahoma" fo:font-size="6pt" fo:font-weight="normal" officeooo:rsid="003c5b3e" officeooo:paragraph-rsid="00574b70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Tahoma" fo:font-size="6pt" fo:font-weight="normal" officeooo:rsid="003e102e" officeooo:paragraph-rsid="00449371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font-name="Tahoma" fo:font-size="6pt" fo:font-weight="normal" officeooo:rsid="003e4ac5" officeooo:paragraph-rsid="00449371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Tahoma" fo:font-size="9pt" fo:font-weight="normal" officeooo:rsid="00574b70" officeooo:paragraph-rsid="00574b70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style:font-name="Tahoma" fo:font-size="9pt" fo:font-weight="normal" officeooo:rsid="00574b70" officeooo:paragraph-rsid="0057b6f0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ahoma" fo:font-size="9pt" fo:font-weight="bold" officeooo:rsid="00304d95" officeooo:paragraph-rsid="00304d95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ahoma" fo:font-size="9pt" fo:font-weight="bold" officeooo:rsid="00304d95" officeooo:paragraph-rsid="00574b70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ahoma" fo:font-size="9pt" fo:font-weight="bold" officeooo:rsid="00304d95" officeooo:paragraph-rsid="0057b6f0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ahoma" fo:font-size="9pt" fo:font-weight="bold" officeooo:rsid="00342aa4" officeooo:paragraph-rsid="00342aa4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ahoma" fo:font-size="9pt" fo:font-weight="bold" officeooo:rsid="00342aa4" officeooo:paragraph-rsid="00574b70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ahoma" fo:font-size="9pt" fo:font-weight="bold" officeooo:rsid="00342aa4" officeooo:paragraph-rsid="0057b6f0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ahoma" fo:font-size="9pt" fo:font-weight="bold" officeooo:rsid="004bdc50" officeooo:paragraph-rsid="004bdc50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ahoma" fo:font-size="9pt" fo:font-weight="bold" officeooo:rsid="004bdc50" officeooo:paragraph-rsid="00574b70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Tahoma" fo:font-size="9pt" fo:font-weight="bold" officeooo:rsid="004bdc50" officeooo:paragraph-rsid="0057b6f0" style:font-size-asian="9pt" style:font-weight-asian="bold" style:font-size-complex="9pt" style:font-weight-complex="bold"/>
    </style:style>
    <style:style style:name="P47" style:family="paragraph" style:parent-style-name="Standard">
      <style:text-properties officeooo:paragraph-rsid="0057b6f0"/>
    </style:style>
    <style:style style:name="P48" style:family="paragraph" style:parent-style-name="Standard">
      <style:text-properties fo:font-size="8pt" officeooo:paragraph-rsid="0057b6f0" style:font-size-asian="7pt" style:font-size-complex="8pt"/>
    </style:style>
    <style:style style:name="P4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ahoma" fo:font-size="10pt" fo:font-weight="normal" officeooo:rsid="0027eab2" officeooo:paragraph-rsid="0057b6f0" style:font-size-asian="8.75pt" style:font-weight-asian="normal" style:font-size-complex="10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ahoma" fo:font-size="8pt" fo:font-weight="normal" officeooo:rsid="0027eab2" officeooo:paragraph-rsid="001a9106" style:font-size-asian="7pt" style:font-weight-asian="normal" style:font-size-complex="8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ahoma" fo:font-size="8pt" fo:font-weight="normal" officeooo:rsid="0027eab2" officeooo:paragraph-rsid="00574b70" style:font-size-asian="7pt" style:font-weight-asian="normal" style:font-size-complex="8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Tahoma" fo:font-size="6pt" officeooo:rsid="00304d95" officeooo:paragraph-rsid="005bdb4d" style:font-size-asian="6pt" style:font-size-complex="6pt"/>
    </style:style>
    <style:style style:name="T1" style:family="text">
      <style:text-properties officeooo:rsid="0054e81b"/>
    </style:style>
    <style:style style:name="T2" style:family="text">
      <style:text-properties style:font-name="Tahoma" fo:font-size="6pt" style:font-size-asian="6pt" style:font-size-complex="6pt"/>
    </style:style>
    <style:style style:name="T3" style:family="text">
      <style:text-properties style:font-name="Tahoma" fo:font-size="6pt" officeooo:rsid="002df4c6" style:font-size-asian="6pt" style:font-size-complex="6pt"/>
    </style:style>
    <style:style style:name="T4" style:family="text">
      <style:text-properties style:font-name="Tahoma" fo:font-size="6pt" officeooo:rsid="002f5f0b" style:font-size-asian="6pt" style:font-size-complex="6pt"/>
    </style:style>
    <style:style style:name="T5" style:family="text">
      <style:text-properties style:font-name="Tahoma" fo:font-size="6pt" officeooo:rsid="00304d95" style:font-size-asian="6pt" style:font-size-complex="6pt"/>
    </style:style>
    <style:style style:name="T6" style:family="text">
      <style:text-properties style:font-name="Tahoma" fo:font-size="6pt" officeooo:rsid="0032fe78" style:font-size-asian="6pt" style:font-size-complex="6pt"/>
    </style:style>
    <style:style style:name="T7" style:family="text">
      <style:text-properties style:font-name="Tahoma" fo:font-size="6pt" officeooo:rsid="0033c873" style:font-size-asian="6pt" style:font-size-complex="6pt"/>
    </style:style>
    <style:style style:name="T8" style:family="text">
      <style:text-properties style:font-name="Tahoma" fo:font-size="6pt" officeooo:rsid="00342aa4" style:font-size-asian="6pt" style:font-size-complex="6pt"/>
    </style:style>
    <style:style style:name="T9" style:family="text">
      <style:text-properties style:font-name="Tahoma" fo:font-size="6pt" officeooo:rsid="0036d1f8" style:font-size-asian="6pt" style:font-size-complex="6pt"/>
    </style:style>
    <style:style style:name="T10" style:family="text">
      <style:text-properties style:font-name="Tahoma" fo:font-size="6pt" officeooo:rsid="00322ff0" style:font-size-asian="6pt" style:font-size-complex="6pt"/>
    </style:style>
    <style:style style:name="T11" style:family="text">
      <style:text-properties style:font-name="Tahoma" fo:font-size="6pt" officeooo:rsid="003887ee" style:font-size-asian="6pt" style:font-size-complex="6pt"/>
    </style:style>
    <style:style style:name="T12" style:family="text">
      <style:text-properties style:font-name="Tahoma" fo:font-size="6pt" officeooo:rsid="004d5241" style:font-size-asian="6pt" style:font-size-complex="6pt"/>
    </style:style>
    <style:style style:name="T13" style:family="text">
      <style:text-properties style:font-name="Tahoma" fo:font-size="6pt" fo:font-weight="bold" style:font-size-asian="6pt" style:font-weight-asian="bold" style:font-size-complex="6pt" style:font-weight-complex="bold"/>
    </style:style>
    <style:style style:name="T14" style:family="text">
      <style:text-properties style:font-name="Tahoma" fo:font-size="6pt" fo:font-weight="bold" officeooo:rsid="0036d1f8" style:font-size-asian="6pt" style:font-weight-asian="bold" style:font-size-complex="6pt" style:font-weight-complex="bold"/>
    </style:style>
    <style:style style:name="T15" style:family="text">
      <style:text-properties style:font-name="Tahoma" fo:font-size="6pt" fo:font-weight="bold" officeooo:rsid="00342aa4" style:font-size-asian="6pt" style:font-weight-asian="bold" style:font-size-complex="6pt" style:font-weight-complex="bold"/>
    </style:style>
    <style:style style:name="T16" style:family="text">
      <style:text-properties style:font-name="Tahoma" fo:font-size="6pt" fo:font-weight="bold" officeooo:rsid="00304d95" style:font-size-asian="6pt" style:font-weight-asian="bold" style:font-size-complex="6pt" style:font-weight-complex="bold"/>
    </style:style>
    <style:style style:name="T17" style:family="text">
      <style:text-properties style:font-name="Tahoma" fo:font-size="6pt" fo:font-weight="bold" officeooo:rsid="0032fe78" style:font-size-asian="6pt" style:font-weight-asian="bold" style:font-size-complex="6pt" style:font-weight-complex="bold"/>
    </style:style>
    <style:style style:name="T18" style:family="text">
      <style:text-properties style:font-name="Tahoma" fo:font-size="6pt" fo:font-weight="bold" officeooo:rsid="002df4c6" style:font-size-asian="6pt" style:font-weight-asian="bold" style:font-size-complex="6pt" style:font-weight-complex="bold"/>
    </style:style>
    <style:style style:name="T19" style:family="text">
      <style:text-properties style:font-name="Tahoma" fo:font-size="6pt" fo:font-weight="bold" officeooo:rsid="00342aa4" fo:background-color="#d4ea6b" loext:char-shading-value="0" style:font-size-asian="6pt" style:font-weight-asian="bold" style:font-size-complex="6pt" style:font-weight-complex="bold"/>
    </style:style>
    <style:style style:name="T20" style:family="text">
      <style:text-properties style:font-name="Tahoma" fo:font-size="6pt" fo:font-weight="bold" officeooo:rsid="0036d1f8" fo:background-color="#d4ea6b" loext:char-shading-value="0" style:font-size-asian="6pt" style:font-weight-asian="bold" style:font-size-complex="6pt" style:font-weight-complex="bold"/>
    </style:style>
    <style:style style:name="T21" style:family="text">
      <style:text-properties style:font-name="Tahoma" fo:font-size="6pt" fo:font-weight="bold" officeooo:rsid="003e4ac5" fo:background-color="#d4ea6b" loext:char-shading-value="0" style:font-size-asian="6pt" style:font-weight-asian="bold" style:font-size-complex="6pt" style:font-weight-complex="bold"/>
    </style:style>
    <style:style style:name="T22" style:family="text">
      <style:text-properties style:font-name="Tahoma" fo:font-size="6pt" fo:font-weight="normal" officeooo:rsid="003e4ac5" style:font-size-asian="6pt" style:font-weight-asian="normal" style:font-size-complex="6pt" style:font-weight-complex="normal"/>
    </style:style>
    <style:style style:name="T23" style:family="text">
      <style:text-properties style:font-name="Tahoma" fo:font-size="6pt" fo:font-weight="normal" officeooo:rsid="0042c096" style:font-size-asian="6pt" style:font-weight-asian="normal" style:font-size-complex="6pt" style:font-weight-complex="normal"/>
    </style:style>
    <style:style style:name="T24" style:family="text">
      <style:text-properties style:font-name="Tahoma" fo:font-size="6pt" fo:font-weight="normal" officeooo:rsid="003c5b3e" style:font-size-asian="6pt" style:font-weight-asian="normal" style:font-size-complex="6pt" style:font-weight-complex="normal"/>
    </style:style>
    <style:style style:name="T25" style:family="text">
      <style:text-properties style:font-name="Tahoma" fo:font-size="6pt" fo:font-weight="normal" officeooo:rsid="004a5760" style:font-size-asian="6pt" style:font-weight-asian="normal" style:font-size-complex="6pt" style:font-weight-complex="normal"/>
    </style:style>
    <style:style style:name="T26" style:family="text">
      <style:text-properties style:font-name="Tahoma" fo:font-size="6pt" fo:font-weight="normal" officeooo:rsid="0036d1f8" fo:background-color="#d4ea6b" loext:char-shading-value="0" style:font-size-asian="6pt" style:font-weight-asian="normal" style:font-size-complex="6pt" style:font-weight-complex="normal"/>
    </style:style>
    <style:style style:name="T27" style:family="text">
      <style:text-properties style:font-name="Tahoma" fo:font-size="6pt" fo:font-weight="normal" officeooo:rsid="003887ee" fo:background-color="#d4ea6b" loext:char-shading-value="0" style:font-size-asian="6pt" style:font-weight-asian="normal" style:font-size-complex="6pt" style:font-weight-complex="normal"/>
    </style:style>
    <style:style style:name="T28" style:family="text">
      <style:text-properties style:font-name="Tahoma" fo:font-size="6pt" fo:font-weight="normal" officeooo:rsid="003e4ac5" fo:background-color="#d4ea6b" loext:char-shading-value="0" style:font-size-asian="6pt" style:font-weight-asian="normal" style:font-size-complex="6pt" style:font-weight-complex="normal"/>
    </style:style>
    <style:style style:name="T29" style:family="text">
      <style:text-properties style:font-name="Tahoma" fo:font-size="6pt" fo:font-weight="normal" officeooo:rsid="003c5b3e" fo:background-color="#d4ea6b" loext:char-shading-value="0" style:font-size-asian="6pt" style:font-weight-asian="normal" style:font-size-complex="6pt" style:font-weight-complex="normal"/>
    </style:style>
    <style:style style:name="T30" style:family="text">
      <style:text-properties style:font-name="Tahoma" fo:font-size="6pt" fo:font-weight="normal" officeooo:rsid="0042c096" fo:background-color="#d4ea6b" loext:char-shading-value="0" style:font-size-asian="6pt" style:font-weight-asian="normal" style:font-size-complex="6pt" style:font-weight-complex="normal"/>
    </style:style>
    <style:style style:name="T31" style:family="text">
      <style:text-properties style:font-name="Tahoma" fo:font-size="6pt" fo:font-weight="normal" officeooo:rsid="003e102e" fo:background-color="#d4ea6b" loext:char-shading-value="0" style:font-size-asian="6pt" style:font-weight-asian="normal" style:font-size-complex="6pt" style:font-weight-complex="normal"/>
    </style:style>
    <style:style style:name="T32" style:family="text">
      <style:text-properties style:font-name="Tahoma" fo:font-size="6pt" fo:font-weight="normal" officeooo:rsid="003e1f22" fo:background-color="#d4ea6b" loext:char-shading-value="0" style:font-size-asian="6pt" style:font-weight-asian="normal" style:font-size-complex="6pt" style:font-weight-complex="normal"/>
    </style:style>
    <style:style style:name="T33" style:family="text">
      <style:text-properties style:font-name="Tahoma" fo:font-size="6pt" fo:background-color="#d4ea6b" loext:char-shading-value="0" style:font-size-asian="6pt" style:font-size-complex="6pt"/>
    </style:style>
    <style:style style:name="T34" style:family="text">
      <style:text-properties style:font-name="Tahoma" fo:font-size="6pt" officeooo:rsid="00342aa4" fo:background-color="#d4ea6b" loext:char-shading-value="0" style:font-size-asian="6pt" style:font-size-complex="6pt"/>
    </style:style>
    <style:style style:name="T35" style:family="text">
      <style:text-properties style:font-name="Tahoma" fo:font-size="6pt" officeooo:rsid="003887ee" fo:background-color="#d4ea6b" loext:char-shading-value="0" style:font-size-asian="6pt" style:font-size-complex="6pt"/>
    </style:style>
    <style:style style:name="T36" style:family="text">
      <style:text-properties style:font-name="Tahoma" fo:font-size="6pt" officeooo:rsid="0042c096" fo:background-color="#d4ea6b" loext:char-shading-value="0" style:font-size-asian="6pt" style:font-size-complex="6pt"/>
    </style:style>
    <style:style style:name="T37" style:family="text">
      <style:text-properties officeooo:rsid="00358645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fo:background-color="#d4ea6b" loext:char-shading-value="0" style:font-weight-asian="bold" style:font-weight-complex="bold"/>
    </style:style>
    <style:style style:name="T40" style:family="text">
      <style:text-properties fo:font-weight="bold" officeooo:rsid="003c5b3e" fo:background-color="#d4ea6b" loext:char-shading-value="0" style:font-weight-asian="bold" style:font-weight-complex="bold"/>
    </style:style>
    <style:style style:name="T41" style:family="text">
      <style:text-properties fo:font-weight="normal" officeooo:rsid="003c5b3e" style:font-weight-asian="normal" style:font-weight-complex="normal"/>
    </style:style>
    <style:style style:name="T42" style:family="text">
      <style:text-properties fo:font-weight="normal" officeooo:rsid="004857a7" style:font-weight-asian="normal" style:font-weight-complex="normal"/>
    </style:style>
    <style:style style:name="T43" style:family="text">
      <style:text-properties fo:font-weight="normal" fo:background-color="#d4ea6b" loext:char-shading-value="0" style:font-weight-asian="normal" style:font-weight-complex="normal"/>
    </style:style>
    <style:style style:name="T44" style:family="text">
      <style:text-properties fo:font-weight="normal" officeooo:rsid="003c5b3e" fo:background-color="#d4ea6b" loext:char-shading-value="0" style:font-weight-asian="normal" style:font-weight-complex="normal"/>
    </style:style>
    <style:style style:name="T45" style:family="text">
      <style:text-properties officeooo:rsid="003887ee"/>
    </style:style>
    <style:style style:name="T46" style:family="text">
      <style:text-properties fo:background-color="#d4ea6b" loext:char-shading-value="0"/>
    </style:style>
    <style:style style:name="T47" style:family="text">
      <style:text-properties officeooo:rsid="0042c096"/>
    </style:style>
    <style:style style:name="T48" style:family="text">
      <style:text-properties officeooo:rsid="004d5241"/>
    </style:style>
    <style:style style:name="T49" style:family="text">
      <style:text-properties officeooo:rsid="00500f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column table:style-name="Tabla1.D"/>
        <table:table-row table:style-name="Tabla1.1">
          <table:table-cell table:style-name="Tabla1.A1" table:number-columns-spanned="4" office:value-type="string">
            <text:p text:style-name="P36">Mostrar los datos de los clientes cuya ciudad sea la que más trabajadores de contacto tenga.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8">COMPARACIÓN</text:p>
          </table:table-cell>
          <table:table-cell table:style-name="Tabla1.B2" office:value-type="string">
            <text:p text:style-name="P38">PERTENENCIA A CONJUNTO</text:p>
          </table:table-cell>
          <table:table-cell table:style-name="Tabla1.C2" office:value-type="string">
            <text:p text:style-name="P41">EXISTENCIA</text:p>
          </table:table-cell>
          <table:table-cell table:style-name="Tabla1.D2" office:value-type="string">
            <text:p text:style-name="P44">CUANTIFICADA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C3" office:value-type="string">
            <text:p text:style-name="P52">Select * from cliente</text:p>
            <text:p text:style-name="P52"><text:s text:c="6"/>where ciudad IN (</text:p>
            <text:p text:style-name="P52"><text:s text:c="16"/>select ciudad from cliente</text:p>
            <text:p text:style-name="P52"><text:s text:c="25"/>group by ciudad</text:p>
            <text:p text:style-name="P52"><text:s text:c="25"/>having count( * ) = (</text:p>
            <text:p text:style-name="P52"><text:s text:c="38"/>select count(*) from cliente</text:p>
            <text:p text:style-name="P52"><text:s text:c="57"/>group by ciudad</text:p>
            <text:p text:style-name="P52"><text:s text:c="57"/>order by count(*) desc</text:p>
            <text:p text:style-name="P52"><text:s text:c="57"/>limit 1) );</text:p>
          </table:table-cell>
          <table:table-cell table:style-name="Tabla1.C3" office:value-type="string">
            <text:p text:style-name="P17">Select * from cliente as C1</text:p>
            <text:p text:style-name="P3"><text:span text:style-name="T8"><text:s text:c="7"/>where </text:span><text:span text:style-name="T19">E</text:span><text:span text:style-name="T20">XISTS</text:span><text:span text:style-name="T34"> (</text:span></text:p>
            <text:p text:style-name="P26"><text:s text:c="17"/>select ciudad from cliente as C2</text:p>
            <text:p text:style-name="P27"><text:s text:c="7"/>where <text:span text:style-name="T37">C1.ciudad = C2.ciudad and</text:span></text:p>
            <text:p text:style-name="P19"><text:s text:c="17"/>C2.ciudad = (</text:p>
            <text:p text:style-name="P17"><text:s text:c="32"/>select ciudad from cliente</text:p>
            <text:p text:style-name="P23"><text:s text:c="42"/>group by ciudad</text:p>
            <text:p text:style-name="P23"><text:s text:c="42"/>order by count( * ) desc</text:p>
            <text:p text:style-name="P23"><text:s text:c="43"/>limit 1 ) );</text:p>
          </table:table-cell>
          <table:table-cell table:style-name="Tabla1.D3" office:value-type="string">
            <text:p text:style-name="P5"><text:span text:style-name="T12">S</text:span><text:span text:style-name="T2">elect * from cliente</text:span></text:p>
            <text:p text:style-name="P9"><text:s text:c="6"/>where ciudad = (</text:p>
            <text:p text:style-name="P9"><text:s text:c="19"/>select ciudad from cliente</text:p>
            <text:p text:style-name="P9"><text:s text:c="28"/><text:span text:style-name="T48">g</text:span>roup by ciudad</text:p>
            <text:p text:style-name="P9"><text:s text:c="25"/><text:span text:style-name="T46"><text:s text:c="3"/>having count( * ) &gt;= </text:span><text:span text:style-name="T39">ALL</text:span><text:span text:style-name="T46"> (</text:span></text:p>
            <text:p text:style-name="P28"><text:s text:c="38"/>select count(*) from cliente</text:p>
            <text:p text:style-name="P28"><text:s text:c="38"/>group by ciudad) );</text:p>
          </table:table-cell>
        </table:table-row>
      </table:table>
      <text:p text:style-name="P50"/>
      <table:table table:name="Tabla3" table:style-name="Tabla3">
        <table:table-column table:style-name="Tabla3.A" table:number-columns-repeated="3"/>
        <table:table-column table:style-name="Tabla3.D"/>
        <table:table-row table:style-name="Tabla3.1">
          <table:table-cell table:style-name="Tabla3.A1" table:number-columns-spanned="4" office:value-type="string">
            <text:p text:style-name="P36">Mostrar los detalles de los pedidos cuya valor (cantidad * precio ) sea menor de la media.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9">COMPARACIÓN</text:p>
          </table:table-cell>
          <table:table-cell table:style-name="Tabla3.B2" office:value-type="string">
            <text:p text:style-name="P39">PERTENENCIA A CONJUNTO</text:p>
          </table:table-cell>
          <table:table-cell table:style-name="Tabla3.C2" office:value-type="string">
            <text:p text:style-name="P42">EXISTENCIA</text:p>
          </table:table-cell>
          <table:table-cell table:style-name="Tabla3.D2" office:value-type="string">
            <text:p text:style-name="P45">CUANTIFICADA</text:p>
          </table:table-cell>
        </table:table-row>
        <table:table-row>
          <table:table-cell table:style-name="Tabla3.A3" office:value-type="string">
            <text:p text:style-name="P6"><text:span text:style-name="T2">Select * from </text:span><text:span text:style-name="T3">detalle_pedido</text:span></text:p>
            <text:p text:style-name="P6"><text:span text:style-name="T2"><text:s text:c="6"/>where c</text:span><text:span text:style-name="T3">antidad * precio</text:span><text:span text:style-name="T2"> </text:span><text:span text:style-name="T18">&lt;</text:span><text:span text:style-name="T2"> (</text:span></text:p>
            <text:p text:style-name="P6"><text:span text:style-name="T2"><text:s text:c="27"/>select </text:span><text:span text:style-name="T3">avg( cantidad * precio_unidad )</text:span></text:p>
            <text:p text:style-name="P6"><text:span text:style-name="T3"><text:s text:c="27"/></text:span><text:span text:style-name="T2">from </text:span><text:span text:style-name="T3">detalle_pedido</text:span></text:p>
            <text:p text:style-name="P10"><text:s text:c="27"/>);</text:p>
          </table:table-cell>
          <table:table-cell table:style-name="Tabla3.C3" office:value-type="string">
            <text:p text:style-name="P12"/>
          </table:table-cell>
          <table:table-cell table:style-name="Tabla3.C3" office:value-type="string">
            <text:p text:style-name="P6"><text:span text:style-name="T9">Select * from detalle_pedido </text:span><text:span text:style-name="T11">as D1</text:span></text:p>
            <text:p text:style-name="P6"><text:span text:style-name="T9"><text:s text:c="6"/>where </text:span><text:span text:style-name="T20">EXISTS</text:span><text:span text:style-name="T26"> </text:span><text:span text:style-name="T27">(</text:span></text:p>
            <text:p text:style-name="P29"><text:s text:c="16"/><text:span text:style-name="T45">select * from detalle_pedido as D2</text:span></text:p>
            <text:p text:style-name="P29"><text:s text:c="6"/><text:span text:style-name="T45">where DP.codigo_pedido = codigo_pedido and</text:span></text:p>
            <text:p text:style-name="P6"><text:span text:style-name="T33"><text:s text:c="25"/></text:span><text:span text:style-name="T35">D1.codigo_producto = </text:span><text:span text:style-name="T36">D2.</text:span><text:span text:style-name="T35">codigo_producto and</text:span></text:p>
            <text:p text:style-name="P10"><text:s text:c="17"/><text:span text:style-name="T47">D2.cantidad * D2.precio_unidad &lt; (</text:span></text:p>
            <text:p text:style-name="P10"><text:s text:c="37"/><text:span text:style-name="T45">select avg( cantidad * precio_unidad )</text:span></text:p>
            <text:p text:style-name="P10"><text:s text:c="43"/><text:span text:style-name="T45">from detalle_pedido ) );</text:span></text:p>
          </table:table-cell>
          <table:table-cell table:style-name="Tabla3.D3" office:value-type="string">
            <text:p text:style-name="P10">select * from detalle_pedido</text:p>
            <text:p text:style-name="P10"><text:s text:c="9"/>where cantidad * precio_unidad &lt; <text:span text:style-name="T38">ANY</text:span> (</text:p>
            <text:p text:style-name="P10"><text:s text:c="17"/>select cantidad * precio_unidad from detalle_pedido );</text:p>
          </table:table-cell>
        </table:table-row>
      </table:table>
      <text:p text:style-name="P51"/>
      <table:table table:name="Tabla7" table:style-name="Tabla7">
        <table:table-column table:style-name="Tabla7.A" table:number-columns-repeated="3"/>
        <table:table-column table:style-name="Tabla7.D"/>
        <table:table-row table:style-name="Tabla7.1">
          <table:table-cell table:style-name="Tabla7.A1" table:number-columns-spanned="4" office:value-type="string">
            <text:p text:style-name="P37">?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40">COMPARACIÓN</text:p>
          </table:table-cell>
          <table:table-cell table:style-name="Tabla7.B2" office:value-type="string">
            <text:p text:style-name="P40">PERTENENCIA A CONJUNTO</text:p>
          </table:table-cell>
          <table:table-cell table:style-name="Tabla7.C2" office:value-type="string">
            <text:p text:style-name="P43">EXISTENCIA</text:p>
          </table:table-cell>
          <table:table-cell table:style-name="Tabla7.D2" office:value-type="string">
            <text:p text:style-name="P46">CUANTIFICADA</text:p>
          </table:table-cell>
        </table:table-row>
        <table:table-row>
          <table:table-cell table:style-name="Tabla7.A3" office:value-type="string">
            <text:p text:style-name="P6"><text:span text:style-name="T2">Select * from </text:span><text:span text:style-name="T3">empleado</text:span></text:p>
            <text:p text:style-name="P6"><text:span text:style-name="T2"><text:s text:c="6"/>where </text:span><text:span text:style-name="T3">extension </text:span><text:span text:style-name="T13">=</text:span><text:span text:style-name="T2"> (</text:span></text:p>
            <text:p text:style-name="P6"><text:span text:style-name="T2"><text:s text:c="28"/>select </text:span><text:span text:style-name="T3">extension</text:span><text:span text:style-name="T2"> from </text:span><text:span text:style-name="T3">empleado</text:span></text:p>
            <text:p text:style-name="P6"><text:span text:style-name="T2"><text:s text:c="37"/></text:span><text:span text:style-name="T3">group </text:span><text:span text:style-name="T2">by </text:span><text:span text:style-name="T3">extension</text:span></text:p>
            <text:p text:style-name="P10"><text:s text:c="37"/>order by count(*) desc</text:p>
            <text:p text:style-name="P10"><text:s text:c="37"/>limit 1);</text:p>
          </table:table-cell>
          <table:table-cell table:style-name="Tabla7.C3" office:value-type="string">
            <text:p text:style-name="P13">Select * from empleado</text:p>
            <text:p text:style-name="P6"><text:span text:style-name="T10"><text:s text:c="6"/>where extension </text:span><text:span text:style-name="T14">IN</text:span><text:span text:style-name="T10"> (</text:span></text:p>
            <text:p text:style-name="P13"><text:s text:c="17"/>select extension from empleado</text:p>
            <text:p text:style-name="P13"><text:s text:c="27"/>group by extension</text:p>
            <text:p text:style-name="P13"><text:s text:c="27"/>having (count( * ) = (</text:p>
            <text:p text:style-name="P13"><text:s text:c="39"/>select count( * ) from empleado</text:p>
            <text:p text:style-name="P13"><text:s text:c="48"/>group by extension</text:p>
            <text:p text:style-name="P13"><text:s text:c="48"/>order by count( * ) asc</text:p>
            <text:p text:style-name="P13"><text:s text:c="48"/>limit 1 ) ) );</text:p>
          </table:table-cell>
          <table:table-cell table:style-name="Tabla7.C3" office:value-type="string">
            <text:p text:style-name="P20"/>
          </table:table-cell>
          <table:table-cell table:style-name="Tabla7.D3" office:value-type="string">
            <text:p text:style-name="P10">select * from empleado</text:p>
            <text:p text:style-name="P10"><text:s text:c="9"/>where extension = (</text:p>
            <text:p text:style-name="P10"><text:span text:style-name="T49"><text:s text:c="22"/>sel</text:span>ect extension from empleado</text:p>
            <text:p text:style-name="P10"><text:s text:c="33"/>group by extension</text:p>
            <text:p text:style-name="P10"><text:s text:c="33"/><text:span text:style-name="T46">having count( * ) </text:span><text:span text:style-name="T39">&gt;= ALL</text:span><text:span text:style-name="T46"> (</text:span></text:p>
            <text:p text:style-name="P29"><text:s text:c="45"/>select count(*) from empleado</text:p>
            <text:p text:style-name="P29"><text:s text:c="54"/>by extension</text:p>
            <text:p text:style-name="P29"><text:s text:c="54"/>order by count(*) desc ) );</text:p>
          </table:table-cell>
        </table:table-row>
      </table:table>
      <text:p text:style-name="P48"/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37">?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40">COMPARACIÓN</text:p>
          </table:table-cell>
          <table:table-cell table:style-name="Tabla2.B2" office:value-type="string">
            <text:p text:style-name="P40">PERTENENCIA A CONJUNTO</text:p>
          </table:table-cell>
          <table:table-cell table:style-name="Tabla2.C2" office:value-type="string">
            <text:p text:style-name="P43">EXISTENCIA</text:p>
          </table:table-cell>
          <table:table-cell table:style-name="Tabla2.D2" office:value-type="string">
            <text:p text:style-name="P46">CUANTIFICADA</text:p>
          </table:table-cell>
        </table:table-row>
        <table:table-row>
          <table:table-cell table:style-name="Tabla2.A3" office:value-type="string">
            <text:p text:style-name="P6"><text:span text:style-name="T2">Select * from </text:span><text:span text:style-name="T4">oficina</text:span></text:p>
            <text:p text:style-name="P6"><text:span text:style-name="T2"><text:s text:c="6"/>where </text:span><text:span text:style-name="T4">pais</text:span><text:span text:style-name="T2"> </text:span><text:span text:style-name="T13">=</text:span><text:span text:style-name="T2"> (</text:span></text:p>
            <text:p text:style-name="P6"><text:span text:style-name="T2"><text:s text:c="28"/>select </text:span><text:span text:style-name="T4">pais</text:span><text:span text:style-name="T2"> from </text:span><text:span text:style-name="T4">oficina</text:span></text:p>
            <text:p text:style-name="P6"><text:span text:style-name="T2"><text:s text:c="37"/>by </text:span><text:span text:style-name="T4">pais</text:span></text:p>
            <text:p text:style-name="P10"><text:s text:c="37"/>order by count(*) desc</text:p>
            <text:p text:style-name="P10"><text:s text:c="37"/>limit 1);</text:p>
          </table:table-cell>
          <table:table-cell table:style-name="Tabla2.C3" office:value-type="string">
            <text:p text:style-name="P15">Select * from oficina</text:p>
            <text:p text:style-name="P6"><text:span text:style-name="T6"><text:s text:c="6"/>where codigo_oficina </text:span><text:span text:style-name="T17">I</text:span><text:span text:style-name="T14">N</text:span><text:span text:style-name="T6"> (</text:span></text:p>
            <text:p text:style-name="P15"><text:s text:c="17"/>select codigo_oficina from oficina</text:p>
            <text:p text:style-name="P15"><text:s text:c="27"/>group by pais</text:p>
            <text:p text:style-name="P15"><text:s text:c="27"/>having ( count( * ) = (</text:p>
            <text:p text:style-name="P15"><text:s text:c="40"/>select count( * ) from oficina</text:p>
            <text:p text:style-name="P15"><text:s text:c="50"/>group by pais</text:p>
            <text:p text:style-name="P15"><text:s text:c="50"/>order by 1 asc</text:p>
            <text:p text:style-name="P15"><text:s text:c="50"/>limit 1 ) ) );</text:p>
          </table:table-cell>
          <table:table-cell table:style-name="Tabla2.C3" office:value-type="string">
            <text:p text:style-name="P21">Select * from oficina as OF1</text:p>
            <text:p text:style-name="P21"><text:s text:c="6"/>where <text:span text:style-name="T40">EXISTS</text:span><text:span text:style-name="T44"> (</text:span></text:p>
            <text:p text:style-name="P30"><text:s text:c="17"/>select * from oficina as OF2</text:p>
            <text:p text:style-name="P6"><text:span text:style-name="T29"><text:s text:c="7"/>where OF1.codigo_oficina = OF2.codigo_oficina </text:span><text:span text:style-name="T30">and</text:span></text:p>
            <text:p text:style-name="P33"><text:s text:c="17"/>OF2.pais = (</text:p>
            <text:p text:style-name="P33"><text:s text:c="36"/>select pais from oficina</text:p>
            <text:p text:style-name="P6"><text:span text:style-name="T24"><text:s text:c="43"/>group by p</text:span><text:span text:style-name="T25">ais</text:span></text:p>
            <text:p text:style-name="P21"><text:span text:style-name="T41"><text:s text:c="43"/></text:span><text:span text:style-name="T42">order by count( * )</text:span><text:span text:style-name="T41"> desc</text:span></text:p>
            <text:p text:style-name="P33"><text:s text:c="43"/>limit 1 ) );</text:p>
          </table:table-cell>
          <table:table-cell table:style-name="Tabla2.D3" office:value-type="string">
            <text:p text:style-name="P10"/>
          </table:table-cell>
        </table:table-row>
      </table:table>
      <table:table table:name="Tabla6" table:style-name="Tabla6">
        <table:table-column table:style-name="Tabla6.A" table:number-columns-repeated="3"/>
        <table:table-column table:style-name="Tabla6.D"/>
        <text:soft-page-break/>
        <table:table-row table:style-name="Tabla6.1">
          <table:table-cell table:style-name="Tabla6.A1" table:number-columns-spanned="4" office:value-type="string">
            <text:p text:style-name="P37">?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40">COMPARACIÓN</text:p>
          </table:table-cell>
          <table:table-cell table:style-name="Tabla6.B2" office:value-type="string">
            <text:p text:style-name="P40">PERTENENCIA A CONJUNTO</text:p>
          </table:table-cell>
          <table:table-cell table:style-name="Tabla6.C2" office:value-type="string">
            <text:p text:style-name="P43">EXISTENCIA</text:p>
          </table:table-cell>
          <table:table-cell table:style-name="Tabla6.D2" office:value-type="string">
            <text:p text:style-name="P46">CUANTIFICADA</text:p>
          </table:table-cell>
        </table:table-row>
        <table:table-row>
          <table:table-cell table:style-name="Tabla6.A3" office:value-type="string">
            <text:p text:style-name="P25"/>
          </table:table-cell>
          <table:table-cell table:style-name="Tabla6.C3" office:value-type="string">
            <text:p text:style-name="P14">Select * from pago</text:p>
            <text:p text:style-name="P4"><text:span text:style-name="T6"><text:s text:c="6"/>where id_transaccion </text:span><text:span text:style-name="T17">I</text:span><text:span text:style-name="T14">N</text:span><text:span text:style-name="T6"> (</text:span></text:p>
            <text:p text:style-name="P14"><text:s text:c="17"/>select id_transaccion from pago</text:p>
            <text:p text:style-name="P14"><text:s text:c="26"/>where total &gt; (</text:p>
            <text:p text:style-name="P14"><text:s text:c="36"/>select avg( total ) * 1.20 from pago );</text:p>
          </table:table-cell>
          <table:table-cell table:style-name="Tabla6.C3" office:value-type="string">
            <text:p text:style-name="P22">Select * from pago as P1</text:p>
            <text:p text:style-name="P22"><text:s text:c="6"/>where <text:span text:style-name="T39">EXISTS</text:span><text:span text:style-name="T43"> (</text:span></text:p>
            <text:p text:style-name="P31"><text:s text:c="17"/>select * from pago as P2</text:p>
            <text:p text:style-name="P4"><text:span text:style-name="T31"><text:s text:c="7"/>where P1.id_tran</text:span><text:span text:style-name="T32">s</text:span><text:span text:style-name="T31">accion = P2.id_transaccion </text:span><text:span text:style-name="T30">and</text:span></text:p>
            <text:p text:style-name="P34"><text:s text:c="17"/>P2.total &gt; (</text:p>
            <text:p text:style-name="P34"><text:s text:c="34"/>select avg( total ) * 1.20 from pago));</text:p>
          </table:table-cell>
          <table:table-cell table:style-name="Tabla6.D3" office:value-type="string">
            <text:p text:style-name="P8"/>
          </table:table-cell>
        </table:table-row>
      </table:table>
      <text:p text:style-name="P47"/>
      <table:table table:name="Tabla5" table:style-name="Tabla5">
        <table:table-column table:style-name="Tabla5.A" table:number-columns-repeated="3"/>
        <table:table-column table:style-name="Tabla5.D"/>
        <table:table-row table:style-name="Tabla5.1">
          <table:table-cell table:style-name="Tabla5.A1" table:number-columns-spanned="4" office:value-type="string">
            <text:p text:style-name="P37">?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40">COMPARACIÓN</text:p>
          </table:table-cell>
          <table:table-cell table:style-name="Tabla5.B2" office:value-type="string">
            <text:p text:style-name="P40">PERTENENCIA A CONJUNTO</text:p>
          </table:table-cell>
          <table:table-cell table:style-name="Tabla5.C2" office:value-type="string">
            <text:p text:style-name="P43">EXISTENCIA</text:p>
          </table:table-cell>
          <table:table-cell table:style-name="Tabla5.D2" office:value-type="string">
            <text:p text:style-name="P46">CUANTIFICADA</text:p>
          </table:table-cell>
        </table:table-row>
        <table:table-row>
          <table:table-cell table:style-name="Tabla5.A3" office:value-type="string">
            <text:p text:style-name="P4"><text:span text:style-name="T7">Select * from p</text:span><text:span text:style-name="T8">edido</text:span></text:p>
            <text:p text:style-name="P4"><text:span text:style-name="T8"><text:s text:c="6"/>where comentarios </text:span><text:span text:style-name="T15">=</text:span><text:span text:style-name="T8"> (</text:span></text:p>
            <text:p text:style-name="P18"><text:s text:c="16"/>select comentarios from pedido</text:p>
            <text:p text:style-name="P18"><text:s text:c="25"/>group by comentarios</text:p>
            <text:p text:style-name="P18"><text:s text:c="25"/>having count( * ) = (</text:p>
            <text:p text:style-name="P18"><text:s text:c="36"/>select count( * ) from pedido</text:p>
            <text:p text:style-name="P18"><text:s text:c="45"/>group by comentarios</text:p>
            <text:p text:style-name="P18"><text:s text:c="45"/>order by count( * ) desc</text:p>
            <text:p text:style-name="P18"><text:s text:c="45"/>limit 1 ) ) );</text:p>
          </table:table-cell>
          <table:table-cell table:style-name="Tabla5.C3" office:value-type="string">
            <text:p text:style-name="P18"/>
          </table:table-cell>
          <table:table-cell table:style-name="Tabla5.C3" office:value-type="string">
            <text:p text:style-name="P35">select * from pedido as P1</text:p>
            <text:p text:style-name="P4"><text:span text:style-name="T22"><text:s text:c="7"/>where </text:span><text:span text:style-name="T21">EXISTS</text:span><text:span text:style-name="T28"> (</text:span></text:p>
            <text:p text:style-name="P32"><text:s text:c="17"/>select * from pedido as P2</text:p>
            <text:p text:style-name="P4"><text:span text:style-name="T28"><text:s text:c="7"/>where P1.codigo_pedido = P2.codigo_pedido </text:span><text:span text:style-name="T30">and</text:span></text:p>
            <text:p text:style-name="P4"><text:span text:style-name="T22"><text:s text:c="17"/></text:span><text:span text:style-name="T23">P2.</text:span><text:span text:style-name="T22">comentarios = (</text:span></text:p>
            <text:p text:style-name="P35"><text:s text:c="43"/>select comentarios from pedido</text:p>
            <text:p text:style-name="P35"><text:s text:c="52"/>group by comentarios</text:p>
            <text:p text:style-name="P35"><text:s text:c="52"/>order by count(*)</text:p>
            <text:p text:style-name="P35"><text:s text:c="52"/>desc limit 1,1 ) );</text:p>
          </table:table-cell>
          <table:table-cell table:style-name="Tabla5.D3" office:value-type="string">
            <text:p text:style-name="P8"/>
          </table:table-cell>
        </table:table-row>
      </table:table>
      <text:p text:style-name="P49"/>
      <table:table table:name="Tabla4" table:style-name="Tabla4">
        <table:table-column table:style-name="Tabla4.A" table:number-columns-repeated="3"/>
        <table:table-column table:style-name="Tabla4.D"/>
        <table:table-row table:style-name="Tabla4.1">
          <table:table-cell table:style-name="Tabla4.A1" table:number-columns-spanned="4" office:value-type="string">
            <text:p text:style-name="P37">?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0">COMPARACIÓN</text:p>
          </table:table-cell>
          <table:table-cell table:style-name="Tabla4.B2" office:value-type="string">
            <text:p text:style-name="P40">PERTENENCIA A CONJUNTO</text:p>
          </table:table-cell>
          <table:table-cell table:style-name="Tabla4.C2" office:value-type="string">
            <text:p text:style-name="P43">EXISTENCIA</text:p>
          </table:table-cell>
          <table:table-cell table:style-name="Tabla4.D2" office:value-type="string">
            <text:p text:style-name="P46">CUANTIFICADA</text:p>
          </table:table-cell>
        </table:table-row>
        <table:table-row>
          <table:table-cell table:style-name="Tabla4.A3" office:value-type="string">
            <text:p text:style-name="P4"><text:span text:style-name="T2">Select * from </text:span><text:span text:style-name="T4">producto</text:span></text:p>
            <text:p text:style-name="P4"><text:span text:style-name="T2"><text:s text:c="6"/>where </text:span><text:span text:style-name="T4">cantidad_en_stock</text:span><text:span text:style-name="T2"> </text:span><text:span text:style-name="T13">=</text:span><text:span text:style-name="T2"> (</text:span></text:p>
            <text:p text:style-name="P4"><text:span text:style-name="T2"><text:s text:c="16"/>select </text:span><text:span text:style-name="T4">max( cantidad_en_stock )</text:span><text:span text:style-name="T2"> from </text:span><text:span text:style-name="T4">producto</text:span></text:p>
            <text:p text:style-name="P8"><text:s text:c="16"/>);</text:p>
          </table:table-cell>
          <table:table-cell table:style-name="Tabla4.C3" office:value-type="string">
            <text:p text:style-name="P16">Select * from producto</text:p>
            <text:p text:style-name="P16"><text:s text:c="6"/>where cantidad_en_stock <text:span text:style-name="T38">IN</text:span> (</text:p>
            <text:p text:style-name="P16"><text:s text:c="17"/>select max( cantidad_en_stock ) from producto );</text:p>
          </table:table-cell>
          <table:table-cell table:style-name="Tabla4.C3" office:value-type="string">
            <text:p text:style-name="P24"/>
          </table:table-cell>
          <table:table-cell table:style-name="Tabla4.D3" office:value-type="string">
            <text:p text:style-name="P8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loext:graphic-properties draw:fill="solid" draw:fill-color="#dee7e5"/>
      <style:paragraph-properties fo:margin-top="0cm" fo:margin-bottom="0.199cm" style:contextual-spacing="false" fo:line-height="115%" fo:text-align="center" style:justify-single-word="false" fo:background-color="#dee7e5" fo:padding="0.049cm" fo:border="0.06pt solid #000000"/>
      <style:text-properties style:font-name="Tahoma" fo:font-weight="bold" officeooo:rsid="001a9106" officeooo:paragraph-rsid="0054e81b" style:font-weight-asian="bold" style:font-weight-complex="bold"/>
    </style:style>
    <style:style style:name="MT1" style:family="text">
      <style:text-properties officeooo:rsid="0054e81b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UB</text:span>C<text:span text:style-name="MT1">ONSULTAS DE FC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2:15:38.504000000</meta:creation-date>
    <dc:date>2021-03-09T19:06:05.709000000</dc:date>
    <meta:editing-duration>PT4H1M45S</meta:editing-duration>
    <meta:editing-cycles>50</meta:editing-cycles>
    <meta:generator>LibreOffice/7.0.1.2$Windows_X86_64 LibreOffice_project/7cbcfc562f6eb6708b5ff7d7397325de9e764452</meta:generator>
    <meta:document-statistic meta:table-count="7" meta:image-count="0" meta:object-count="0" meta:page-count="2" meta:paragraph-count="160" meta:word-count="625" meta:character-count="6398" meta:non-whitespace-character-count="3029"/>
  </office:meta>
</office:document-meta>
</file>